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thematica1" svg:font-family="Mathematica1, Symbol" style:font-pitch="variable" style:font-charset="x-symbol"/>
    <style:font-face style:name="Lohit Devanagari1" svg:font-family="'Lohit Devanagari'" style:font-pitch="variable"/>
    <style:font-face style:name="Veranda" svg:font-family="Verand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.199cm" fo:margin-bottom="0cm" loext:contextual-spacing="false" fo:text-align="justify" style:justify-single-word="false" style:page-number="auto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5" style:master-page-name="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style:page-number="auto" fo:background-color="transparent" style:writing-mode="lr-tb">
        <style:tab-stops/>
      </style:paragraph-properties>
      <style:text-properties fo:font-weight="bold" officeooo:paragraph-rsid="00222851" style:font-weight-asian="bold" style:font-weight-complex="bold" fo:hyphenate="false" fo:hyphenation-remain-char-count="2" fo:hyphenation-push-char-count="2"/>
    </style:style>
    <style:style style:name="P4" style:family="paragraph" style:parent-style-name="Standard" style:list-style-name="L5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officeooo:paragraph-rsid="0026ddde" fo:hyphenate="false" fo:hyphenation-remain-char-count="2" fo:hyphenation-push-char-count="2"/>
    </style:style>
    <style:style style:name="P5" style:family="paragraph" style:parent-style-name="Standard" style:list-style-name="L5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officeooo:paragraph-rsid="00222851" fo:hyphenate="false" fo:hyphenation-remain-char-count="2" fo:hyphenation-push-char-count="2"/>
    </style:style>
    <style:style style:name="P6" style:family="paragraph" style:parent-style-name="Standard" style:list-style-name="L5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bold" officeooo:paragraph-rsid="0026ddde" style:font-weight-asian="bold" style:font-weight-complex="bold" fo:hyphenate="false" fo:hyphenation-remain-char-count="2" fo:hyphenation-push-char-count="2"/>
    </style:style>
    <style:style style:name="P7" style:family="paragraph" style:parent-style-name="Standard" style:list-style-name="L5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bold" officeooo:rsid="0026ddde" officeooo:paragraph-rsid="0026ddde" style:font-weight-asian="bold" style:font-weight-complex="bold" fo:hyphenate="false" fo:hyphenation-remain-char-count="2" fo:hyphenation-push-char-count="2"/>
    </style:style>
    <style:style style:name="P8" style:family="paragraph" style:parent-style-name="Standard" style:list-style-name="L5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bold" officeooo:rsid="0028cb21" officeooo:paragraph-rsid="0028cb21" style:font-weight-asian="bold" style:font-weight-complex="bold" fo:hyphenate="false" fo:hyphenation-remain-char-count="2" fo:hyphenation-push-char-count="2"/>
    </style:style>
    <style:style style:name="P9" style:family="paragraph" style:parent-style-name="Standard" style:list-style-name="L5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bold" officeooo:rsid="002a815a" officeooo:paragraph-rsid="002a815a" style:font-weight-asian="bold" style:font-weight-complex="bold" fo:hyphenate="false" fo:hyphenation-remain-char-count="2" fo:hyphenation-push-char-count="2"/>
    </style:style>
    <style:style style:name="P10" style:family="paragraph" style:parent-style-name="Standard" style:list-style-name="L5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bold" officeooo:rsid="002bbdbc" officeooo:paragraph-rsid="002bbdbc" style:font-weight-asian="bold" style:font-weight-complex="bold" fo:hyphenate="false" fo:hyphenation-remain-char-count="2" fo:hyphenation-push-char-count="2"/>
    </style:style>
    <style:style style:name="P11" style:family="paragraph" style:parent-style-name="Standard" style:list-style-name="L5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bold" officeooo:rsid="002fdfe9" officeooo:paragraph-rsid="002fdfe9" style:font-weight-asian="bold" style:font-weight-complex="bold" fo:hyphenate="false" fo:hyphenation-remain-char-count="2" fo:hyphenation-push-char-count="2"/>
    </style:style>
    <style:style style:name="P12" style:family="paragraph" style:parent-style-name="Standard" style:list-style-name="L5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bold" officeooo:rsid="00358c3d" officeooo:paragraph-rsid="00358c3d" style:font-weight-asian="bold" style:font-weight-complex="bold" fo:hyphenate="false" fo:hyphenation-remain-char-count="2" fo:hyphenation-push-char-count="2"/>
    </style:style>
    <style:style style:name="P13" style:family="paragraph" style:parent-style-name="Standard" style:list-style-name="L5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officeooo:rsid="0028cb21" officeooo:paragraph-rsid="0028cb21" fo:hyphenate="false" fo:hyphenation-remain-char-count="2" fo:hyphenation-push-char-count="2"/>
    </style:style>
    <style:style style:name="P14" style:family="paragraph" style:parent-style-name="Standard" style:list-style-name="L5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normal" officeooo:rsid="002a815a" officeooo:paragraph-rsid="002a815a" style:font-weight-asian="normal" style:font-weight-complex="normal" fo:hyphenate="false" fo:hyphenation-remain-char-count="2" fo:hyphenation-push-char-count="2"/>
    </style:style>
    <style:style style:name="P15" style:family="paragraph" style:parent-style-name="Standard" style:list-style-name="L5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normal" officeooo:rsid="002bbdbc" officeooo:paragraph-rsid="002d3c67" style:font-weight-asian="normal" style:font-weight-complex="normal" fo:hyphenate="false" fo:hyphenation-remain-char-count="2" fo:hyphenation-push-char-count="2"/>
    </style:style>
    <style:style style:name="P16" style:family="paragraph" style:parent-style-name="Standard" style:list-style-name="L5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normal" officeooo:rsid="002fdfe9" officeooo:paragraph-rsid="002fdfe9" style:font-weight-asian="normal" style:font-weight-complex="normal" fo:hyphenate="false" fo:hyphenation-remain-char-count="2" fo:hyphenation-push-char-count="2"/>
    </style:style>
    <style:style style:name="P17" style:family="paragraph" style:parent-style-name="Standard" style:list-style-name="L5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normal" officeooo:rsid="00309fa4" officeooo:paragraph-rsid="00309fa4" style:font-weight-asian="normal" style:font-weight-complex="normal" fo:hyphenate="false" fo:hyphenation-remain-char-count="2" fo:hyphenation-push-char-count="2"/>
    </style:style>
    <style:style style:name="P18" style:family="paragraph" style:parent-style-name="Standard" style:list-style-name="L5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normal" officeooo:rsid="00309fa4" officeooo:paragraph-rsid="0031237e" style:font-weight-asian="normal" style:font-weight-complex="normal" fo:hyphenate="false" fo:hyphenation-remain-char-count="2" fo:hyphenation-push-char-count="2"/>
    </style:style>
    <style:style style:name="P19" style:family="paragraph" style:parent-style-name="Standard" style:list-style-name="L5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>
        <style:tab-stops/>
      </style:paragraph-properties>
      <style:text-properties fo:font-weight="normal" officeooo:rsid="00339595" officeooo:paragraph-rsid="00339595" style:font-weight-asian="normal" style:font-weight-complex="normal" fo:hyphenate="false" fo:hyphenation-remain-char-count="2" fo:hyphenation-push-char-count="2"/>
    </style:style>
    <style:style style:name="T1" style:family="text">
      <style:text-properties officeooo:rsid="00245b77"/>
    </style:style>
    <style:style style:name="T2" style:family="text">
      <style:text-properties officeooo:rsid="0026ddd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31237e"/>
    </style:style>
    <style:style style:name="T5" style:family="text">
      <style:text-properties officeooo:rsid="00373d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end<text:span text:style-name="T5">a-OK</text:span></text:p>
      <text:p text:style-name="P2"/>
      <text:list xml:id="list7688797378951429347" text:style-name="L5">
        <text:list-item>
          <text:p text:style-name="P3">Multi-user</text:p>
        </text:list-item>
        <text:list-item>
          <text:p text:style-name="P9">cross-platform – PC e mobile</text:p>
        </text:list-item>
        <text:list-item>
          <text:p text:style-name="P12"><text:span text:style-name="T3">validazione dei campi</text:span></text:p>
        </text:list-item>
        <text:list-item>
          <text:p text:style-name="P6"><text:span text:style-name="T2">Calendario</text:span></text:p>
        </text:list-item>
        <text:list-item>
          <text:p text:style-name="P4">implementa calendario ed eventi / impegni</text:p>
        </text:list-item>
        <text:list-item>
          <text:p text:style-name="P5">implementa rubrica e contatti</text:p>
        </text:list-item>
        <text:list-item>
          <text:p text:style-name="P5">implementa todo-list e attività correnti</text:p>
        </text:list-item>
        <text:list-item>
          <text:p text:style-name="P5">gli impegni hanno collocazione temporale (inizio – fine)</text:p>
        </text:list-item>
        <text:list-item>
          <text:p text:style-name="P5">gli impegni hanno attribut: ripetizione, allarmi, note, durata</text:p>
        </text:list-item>
        <text:list-item>
          <text:p text:style-name="P5">gli impegni sono classificabili per tipologia</text:p>
        </text:list-item>
        <text:list-item>
          <text:p text:style-name="P5">gli impegni di diverse tipologie sono visualizzati in modo diverso in base al tipo</text:p>
        </text:list-item>
        <text:list-item>
          <text:p text:style-name="P5">le tipologie sono definibili <text:span text:style-name="T1">e modificabili </text:span>dall’utente</text:p>
        </text:list-item>
        <text:list-item>
          <text:p text:style-name="P7">Rubrica</text:p>
        </text:list-item>
        <text:list-item>
          <text:p text:style-name="P13">implementa i contatti</text:p>
        </text:list-item>
        <text:list-item>
          <text:p text:style-name="P13">i contatti sono tipizzati (come per gli impegni)</text:p>
        </text:list-item>
        <text:list-item>
          <text:p text:style-name="P8">ToDo list - Elenco attività in corso</text:p>
        </text:list-item>
        <text:list-item>
          <text:p text:style-name="P14">le attività hanno una data di creazione e una di scadenza</text:p>
        </text:list-item>
        <text:list-item>
          <text:p text:style-name="P10">Funzionalità di analisi</text:p>
        </text:list-item>
        <text:list-item>
          <text:p text:style-name="P15">segnalare in modo automatico il massimo numero di impegni che possono essere preservati nel caso si vogliano spostare/eliminare tutti gli impegni con sovrapposizione</text:p>
        </text:list-item>
        <text:list-item>
          <text:p text:style-name="P15">scelta dell’attività libera tra quelle attualmente in corso (sono quelle attività che non hanno una collocazione temporale precisa) da effettuare nel tempo non occupato da altri impegni</text:p>
        </text:list-item>
        <text:list-item>
          <text:p text:style-name="P11">Diagrammi</text:p>
        </text:list-item>
        <text:list-item>
          <text:p text:style-name="P16">diagramma dei casi d’uso</text:p>
        </text:list-item>
        <text:list-item>
          <text:p text:style-name="P16">diagramma delle classi a livello di dominio</text:p>
        </text:list-item>
        <text:list-item>
          <text:p text:style-name="P16">diagramma delle classi a livello di progettazione</text:p>
        </text:list-item>
        <text:list-item>
          <text:p text:style-name="P17">almeno un diagramma di sequenza</text:p>
        </text:list-item>
        <text:list-item>
          <text:p text:style-name="P18">almeno un diagramma degli stati</text:p>
        </text:list-item>
        <text:list-item>
          <text:p text:style-name="P18"><text:soft-page-break/>almeno un diagramma degli stati <text:span text:style-name="T4">(se utile)</text:span></text:p>
        </text:list-item>
        <text:list-item>
          <text:p text:style-name="P19">indicare i design patterns utilizzat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thematica1" svg:font-family="Mathematica1, Symbol" style:font-pitch="variable" style:font-charset="x-symbol"/>
    <style:font-face style:name="Lohit Devanagari1" svg:font-family="'Lohit Devanagari'" style:font-pitch="variable"/>
    <style:font-face style:name="Veranda" svg:font-family="Verand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it" fo:country="IT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/>
      <style:paragraph-properties fo:margin-left="1.3cm" fo:margin-right="0cm" fo:margin-top="0.199cm" fo:margin-bottom="0cm" loext:contextual-spacing="false" fo:text-align="justify" style:justify-single-word="false" fo:orphans="2" fo:widows="2" fo:hyphenation-ladder-count="no-limit" fo:text-indent="-1.3cm" style:auto-text-indent="false" fo:background-color="transparent" style:writing-mode="lr-tb"/>
      <style:text-properties style:use-window-font-color="true" style:font-name="Veranda" fo:font-family="Veranda" style:font-pitch="variable" fo:font-size="12pt" fo:language="it" fo:country="IT" officeooo:rsid="00222851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o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Car._20_predefinito_20_paragrafo" style:display-name="Car. predefinito paragrafo" style:family="text"/>
    <style:style style:name="Car._20_predefinito_20_paragrafo1" style:display-name="Car. predefinito paragrafo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Mariani</meta:initial-creator>
    <meta:creation-date>2007-03-29T13:51:00</meta:creation-date>
    <dc:date>2018-07-03T22:10:21.336912516</dc:date>
    <meta:print-date>2015-01-22T10:58:00</meta:print-date>
    <meta:editing-cycles>34</meta:editing-cycles>
    <meta:editing-duration>PT9H15M15S</meta:editing-duration>
    <meta:generator>LibreOffice/5.1.6.2$Linux_X86_64 LibreOffice_project/10m0$Build-2</meta:generator>
    <meta:document-statistic meta:table-count="0" meta:image-count="0" meta:object-count="0" meta:page-count="2" meta:paragraph-count="29" meta:word-count="219" meta:character-count="1371" meta:non-whitespace-character-count="1207"/>
  </office:meta>
</office:document-meta>
</file>